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7008in" svg:y1="0.1685in" svg:x2="2.6406in" svg:y2="0.1665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draw:line text:anchor-type="paragraph" draw:z-index="28" draw:name="Shape3_23" draw:style-name="gr1" draw:text-style-name="P72" svg:x1="0.6693in" svg:y1="0.2701in" svg:x2="2.213in" svg:y2="0.2783in"><text:p/></draw:line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18:59.008000000</dc:date>
    <meta:editing-duration>P1DT20H51M14S</meta:editing-duration>
    <meta:editing-cycles>1023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